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weight="bold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106779" officeooo:paragraph-rsid="00106779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1dcdab" officeooo:paragraph-rsid="001dcdab" style:font-weight-asian="bold" style:font-weight-complex="bold"/>
    </style:style>
    <style:style style:name="P5" style:family="paragraph" style:parent-style-name="Standard">
      <style:text-properties style:font-name="Liberation Mono" officeooo:paragraph-rsid="00106779"/>
    </style:style>
    <style:style style:name="P6" style:family="paragraph" style:parent-style-name="Standard">
      <style:text-properties style:font-name="Liberation Mono" fo:font-weight="normal" officeooo:rsid="0019807a" style:font-weight-asian="normal" style:font-weight-complex="normal"/>
    </style:style>
    <style:style style:name="P7" style:family="paragraph" style:parent-style-name="Standard">
      <style:text-properties style:font-name="Liberation Mono" fo:font-weight="normal" officeooo:rsid="001dcdab" officeooo:paragraph-rsid="001dcdab" style:font-weight-asian="normal" style:font-weight-complex="normal"/>
    </style:style>
    <style:style style:name="P8" style:family="paragraph" style:parent-style-name="Standard">
      <style:text-properties style:font-name="Liberation Mono" fo:font-weight="bold" officeooo:paragraph-rsid="00106779" style:font-weight-asian="bold" style:font-weight-complex="bold"/>
    </style:style>
    <style:style style:name="P9" style:family="paragraph" style:parent-style-name="Standard">
      <style:text-properties style:font-name="Liberation Mono" fo:font-weight="normal" officeooo:rsid="0019807a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font-name="Liberation Mono" fo:font-weight="normal" officeooo:rsid="001dcdab" officeooo:paragraph-rsid="001dcdab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1dcdab" officeooo:paragraph-rsid="001dcdab" style:font-weight-asian="normal" style:font-weight-complex="normal"/>
    </style:style>
    <style:style style:name="T1" style:family="text">
      <style:text-properties officeooo:rsid="001a4bb7"/>
    </style:style>
    <style:style style:name="T2" style:family="text">
      <style:text-properties officeooo:rsid="001dcdab"/>
    </style:style>
    <style:style style:name="T3" style:family="text">
      <style:text-properties officeooo:rsid="001ed8bf"/>
    </style:style>
    <style:style style:name="T4" style:family="text">
      <style:text-properties officeooo:rsid="001feb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xperiment No: 0<text:span text:style-name="T3">8</text:span></text:p>
      <text:p text:style-name="P2">Experiment Name: <text:span text:style-name="T4">Epsilon NFA to NFA</text:span></text:p>
      <text:p text:style-name="P2">Date: <text:span text:style-name="T2">1</text:span><text:span text:style-name="T3">7</text:span><text:span text:style-name="T1">/11/2022</text:span></text:p>
      <text:p text:style-name="P2">Author: Melvin Thomas</text:p>
      <text:p text:style-name="P1"/>
      <text:p text:style-name="P1"/>
      <text:p text:style-name="P3">PROGRAM</text:p>
      <text:p text:style-name="P8">--------</text:p>
      <text:p text:style-name="P5"><text:s/></text:p>
      <text:p text:style-name="P5"/>
      <text:p text:style-name="P6">#include&lt;stdio.h&gt;</text:p>
      <text:p text:style-name="P6">#include&lt;stdlib.h&gt;</text:p>
      <text:p text:style-name="P6">#include&lt;string.h&gt;</text:p>
      <text:p text:style-name="P6">#include&lt;ctype.h&gt;</text:p>
      <text:p text:style-name="P6">#include&lt;stdbool.h&gt;</text:p>
      <text:p text:style-name="P6"/>
      <text:p text:style-name="P6">char states[100],terms[100],stack[50];</text:p>
      <text:p text:style-name="P6">int isfinal[100];</text:p>
      <text:p text:style-name="P6">int ind=0,stacklen=0;</text:p>
      <text:p text:style-name="P6">char grams[20];</text:p>
      <text:p text:style-name="P6">char rhs[20][50];</text:p>
      <text:p text:style-name="P6">int count=0;</text:p>
      <text:p text:style-name="P6">int sn=0,tn=0;</text:p>
      <text:p text:style-name="P6"/>
      <text:p text:style-name="P6"/>
      <text:p text:style-name="P6">char table[50][50][10];</text:p>
      <text:p text:style-name="P6">char hasEps[100];</text:p>
      <text:p text:style-name="P6">int eind=0;</text:p>
      <text:p text:style-name="P6"/>
      <text:p text:style-name="P6">char eclsr[50];</text:p>
      <text:p text:style-name="P6">int clsind=0;</text:p>
      <text:p text:style-name="P6"/>
      <text:p text:style-name="P6"/>
      <text:p text:style-name="P6">int eClosure(char c){</text:p>
      <text:p text:style-name="P6">for(int i=0;i&lt;sn;i++)</text:p>
      <text:p text:style-name="P6">{</text:p>
      <text:p text:style-name="P6"><text:s text:c="8"/>if(states[i]==c)</text:p>
      <text:p text:style-name="P6"><text:s text:c="8"/>{</text:p>
      <text:p text:style-name="P6"><text:s text:c="16"/>if(strcmp(table[i][tn],"-")!=0)</text:p>
      <text:p text:style-name="P6"><text:s text:c="16"/>{</text:p>
      <text:p text:style-name="P6"><text:s text:c="24"/>strcat(eclsr,table[i][tn]);</text:p>
      <text:p text:style-name="P6"><text:s text:c="24"/>clsind+=strlen(table[i][tn]);</text:p>
      <text:p text:style-name="P6"><text:s text:c="24"/>for(int j=0;j&lt;strlen(table[i][tn]);j++)</text:p>
      <text:p text:style-name="P6"><text:s text:c="24"/>{</text:p>
      <text:p text:style-name="P6"><text:s text:c="32"/>eClosure(table[i][tn][j]);</text:p>
      <text:p text:style-name="P6"><text:s text:c="24"/>}</text:p>
      <text:p text:style-name="P6"><text:s text:c="16"/>}</text:p>
      <text:p text:style-name="P6"><text:s text:c="16"/>break;</text:p>
      <text:p text:style-name="P6"><text:s text:c="8"/>}</text:p>
      <text:p text:style-name="P6">}</text:p>
      <text:p text:style-name="P6">return 0;</text:p>
      <text:p text:style-name="P6"><text:soft-page-break/>}</text:p>
      <text:p text:style-name="P6"/>
      <text:p text:style-name="P6"/>
      <text:p text:style-name="P6">int main()</text:p>
      <text:p text:style-name="P6">{</text:p>
      <text:p text:style-name="P6"><text:s text:c="8"/>printf("\nEnter the number of States :\n");</text:p>
      <text:p text:style-name="P6"><text:s text:c="8"/>scanf("%d",&amp;sn);</text:p>
      <text:p text:style-name="P6"><text:s text:c="8"/>printf("\nEnter the number of Terminals :\n");</text:p>
      <text:p text:style-name="P6"><text:s text:c="8"/>scanf("%d",&amp;tn);</text:p>
      <text:p text:style-name="P6"><text:s text:c="8"/>getchar();</text:p>
      <text:p text:style-name="P6"><text:s text:c="8"/>printf("\nEnter the %d States:\n",sn);</text:p>
      <text:p text:style-name="P6"><text:s text:c="8"/>for(int i=0;i&lt;sn;i++)</text:p>
      <text:p text:style-name="P6"><text:s text:c="8"/>{</text:p>
      <text:p text:style-name="P6"><text:s text:c="16"/>states[i]=getchar();</text:p>
      <text:p text:style-name="P6"><text:s text:c="16"/>getchar();</text:p>
      <text:p text:style-name="P6"/>
      <text:p text:style-name="P6"><text:s text:c="8"/>}</text:p>
      <text:p text:style-name="P6"><text:s text:c="8"/>printf("\nEnter the %d Terminals:\n",tn);</text:p>
      <text:p text:style-name="P6"><text:s text:c="8"/>for(int i=0;i&lt;tn;i++)</text:p>
      <text:p text:style-name="P6"><text:s text:c="8"/>{</text:p>
      <text:p text:style-name="P6"><text:s text:c="16"/>terms[i]=getchar();</text:p>
      <text:p text:style-name="P6"><text:s text:c="16"/>getchar();</text:p>
      <text:p text:style-name="P6"><text:s text:c="8"/>}</text:p>
      <text:p text:style-name="P6"><text:s text:c="8"/>printf("\nEnter the Transition Table:\n\n");</text:p>
      <text:p text:style-name="P6"/>
      <text:p text:style-name="P6"><text:s text:c="8"/>for(int i=0;i&lt;tn;i++)</text:p>
      <text:p text:style-name="P6"><text:s text:c="8"/>{</text:p>
      <text:p text:style-name="P6"><text:s text:c="16"/>printf("\t%c",terms[i]);</text:p>
      <text:p text:style-name="P6"><text:s text:c="8"/>}</text:p>
      <text:p text:style-name="P6"><text:s text:c="8"/>printf("\tepsln\tIs Final? (y/n)\n");</text:p>
      <text:p text:style-name="P6"/>
      <text:p text:style-name="P6"><text:s text:c="8"/>for(int i=0;i&lt;sn;i++)</text:p>
      <text:p text:style-name="P6"><text:s text:c="8"/>{</text:p>
      <text:p text:style-name="P6"><text:s text:c="16"/>printf("%c\t",states[i]);</text:p>
      <text:p text:style-name="P6"><text:s text:c="16"/>for(int j=0;j&lt;tn+2;j++)</text:p>
      <text:p text:style-name="P6"><text:s text:c="16"/>{</text:p>
      <text:p text:style-name="P6"><text:s text:c="24"/>scanf("%s",table[i][j]);</text:p>
      <text:p text:style-name="P6"><text:s text:c="24"/>if(j==tn&amp;&amp;strcmp(table[i][j],"-")!=0)</text:p>
      <text:p text:style-name="P6"><text:s text:c="24"/>{</text:p>
      <text:p text:style-name="P6"><text:s text:c="32"/>hasEps[eind]=states[i];</text:p>
      <text:p text:style-name="P6"><text:s text:c="32"/>eind++;</text:p>
      <text:p text:style-name="P6"><text:s text:c="24"/>}</text:p>
      <text:p text:style-name="P6"><text:s text:c="24"/>if(j==tn+1)</text:p>
      <text:p text:style-name="P6"><text:s text:c="24"/>{</text:p>
      <text:p text:style-name="P6"><text:s text:c="32"/>if(strcmp(table[i][j],"y")==0)</text:p>
      <text:p text:style-name="P6"><text:s text:c="32"/>{</text:p>
      <text:p text:style-name="P6"><text:s text:c="32"/>isfinal[i]=1;</text:p>
      <text:p text:style-name="P6"><text:s text:c="32"/>}</text:p>
      <text:p text:style-name="P6"><text:s text:c="32"/>else</text:p>
      <text:p text:style-name="P6"><text:s text:c="32"/>isfinal[i]=0;</text:p>
      <text:p text:style-name="P6"><text:s text:c="24"/>}</text:p>
      <text:p text:style-name="P6"><text:s text:c="16"/>}</text:p>
      <text:p text:style-name="P6"><text:s text:c="8"/>}</text:p>
      <text:p text:style-name="P6"><text:soft-page-break/></text:p>
      <text:p text:style-name="P6"/>
      <text:p text:style-name="P6"><text:s text:c="8"/>for(int i=0;i&lt;eind;i++)</text:p>
      <text:p text:style-name="P6"><text:s text:c="8"/>{</text:p>
      <text:p text:style-name="P6"><text:s text:c="8"/>eclsr[0]='\0';</text:p>
      <text:p text:style-name="P6"><text:s text:c="8"/>clsind=0;</text:p>
      <text:p text:style-name="P6"><text:s text:c="8"/>eClosure(hasEps[i]);</text:p>
      <text:p text:style-name="P6"/>
      <text:p text:style-name="P6"><text:s text:c="8"/>for(int j=0;j&lt;sn;j++)</text:p>
      <text:p text:style-name="P6"><text:s text:c="8"/>{</text:p>
      <text:p text:style-name="P6"><text:s text:c="8"/>//printf("For %c\n",states[j]);</text:p>
      <text:p text:style-name="P6"/>
      <text:p text:style-name="P6"><text:s text:c="16"/>for(int k=0;k&lt;tn;k++)</text:p>
      <text:p text:style-name="P6"><text:s text:c="16"/>{</text:p>
      <text:p text:style-name="P6"><text:s text:c="24"/>for(int l=0;l&lt;strlen(table[j][k]);l++)</text:p>
      <text:p text:style-name="P6"><text:s text:c="24"/>{</text:p>
      <text:p text:style-name="P6"><text:s text:c="32"/>if(table[j][k][l]==hasEps[i])</text:p>
      <text:p text:style-name="P6"><text:s text:c="32"/>{</text:p>
      <text:p text:style-name="P6"><text:s text:c="40"/>for(int p=0;p&lt;clsind;p++)</text:p>
      <text:p text:style-name="P6"><text:s text:c="40"/>{</text:p>
      <text:p text:style-name="P6"><text:s text:c="48"/>int flag=1;</text:p>
      <text:p text:style-name="P6"><text:s text:c="48"/>for(int o=0;o&lt;strlen(table[j][k]);o++)</text:p>
      <text:p text:style-name="P6"><text:s text:c="48"/>{</text:p>
      <text:p text:style-name="P6"><text:s text:c="56"/>if(table[j][k][o]==eclsr[p])</text:p>
      <text:p text:style-name="P6"><text:s text:c="56"/>{</text:p>
      <text:p text:style-name="P6"><text:s text:c="64"/>flag=0;</text:p>
      <text:p text:style-name="P6"><text:s text:c="64"/>break;</text:p>
      <text:p text:style-name="P6"><text:s text:c="56"/>}</text:p>
      <text:p text:style-name="P6"><text:s text:c="48"/>}</text:p>
      <text:p text:style-name="P6"><text:s text:c="48"/>if(flag)</text:p>
      <text:p text:style-name="P6"><text:s text:c="48"/>{</text:p>
      <text:p text:style-name="P6"><text:s text:c="56"/>table[j][k][strlen(table[j][k])]=eclsr[p];</text:p>
      <text:p text:style-name="P6"><text:s text:c="48"/>}</text:p>
      <text:p text:style-name="P6"><text:s text:c="40"/>}</text:p>
      <text:p text:style-name="P6"><text:s text:c="40"/>break;</text:p>
      <text:p text:style-name="P6"><text:s text:c="32"/>}</text:p>
      <text:p text:style-name="P6"><text:s text:c="24"/>}</text:p>
      <text:p text:style-name="P6"><text:s text:c="16"/>}</text:p>
      <text:p text:style-name="P6"><text:s text:c="8"/>}</text:p>
      <text:p text:style-name="P6"/>
      <text:p text:style-name="P6"><text:s text:c="8"/>int thisind=0,fin=0;</text:p>
      <text:p text:style-name="P6"><text:s text:c="8"/>for(int k=0;k&lt;sn;k++)</text:p>
      <text:p text:style-name="P6"><text:s text:c="8"/>{</text:p>
      <text:p text:style-name="P6"><text:s text:c="16"/>for(int l=0;l&lt;clsind;l++)</text:p>
      <text:p text:style-name="P6"><text:s text:c="16"/>{</text:p>
      <text:p text:style-name="P6"><text:s text:c="24"/>for(int p=0;p&lt;sn;p++)</text:p>
      <text:p text:style-name="P6"><text:s text:c="24"/>{</text:p>
      <text:p text:style-name="P6"><text:soft-page-break/><text:s text:c="32"/>if(states[p]==eclsr[l]&amp;&amp;isfinal[p]==1)</text:p>
      <text:p text:style-name="P6"><text:s text:c="32"/>{</text:p>
      <text:p text:style-name="P6"><text:s text:c="40"/>fin=1;</text:p>
      <text:p text:style-name="P6"><text:s text:c="40"/>break;</text:p>
      <text:p text:style-name="P6"><text:s text:c="32"/>}</text:p>
      <text:p text:style-name="P6"><text:s text:c="24"/>}</text:p>
      <text:p text:style-name="P6"><text:s text:c="24"/>if(fin==1)</text:p>
      <text:p text:style-name="P6"><text:s text:c="24"/>break;</text:p>
      <text:p text:style-name="P6"><text:s text:c="16"/>}</text:p>
      <text:p text:style-name="P6"><text:s text:c="16"/>if(states[k]==hasEps[i])</text:p>
      <text:p text:style-name="P6"><text:s text:c="16"/>thisind=k;</text:p>
      <text:p text:style-name="P6"><text:s text:c="8"/>}</text:p>
      <text:p text:style-name="P6"/>
      <text:p text:style-name="P6"><text:s text:c="8"/>for(int j=0;j&lt;clsind;j++)</text:p>
      <text:p text:style-name="P6"><text:s text:c="8"/>{</text:p>
      <text:p text:style-name="P6"><text:s text:c="16"/>for(int k=0;k&lt;sn;k++)</text:p>
      <text:p text:style-name="P6"><text:s text:c="16"/>{</text:p>
      <text:p text:style-name="P6"><text:s text:c="24"/>if(eclsr[j]==states[k])</text:p>
      <text:p text:style-name="P6"><text:s text:c="24"/>{</text:p>
      <text:p text:style-name="P6"><text:s text:c="32"/>for(int l=0;l&lt;tn;l++)</text:p>
      <text:p text:style-name="P6"><text:s text:c="32"/>{</text:p>
      <text:p text:style-name="P6"><text:s text:c="40"/>for(int o=0;o&lt;strlen(table[k][l]);o++)</text:p>
      <text:p text:style-name="P6"><text:s text:c="40"/>{</text:p>
      <text:p text:style-name="P6"><text:s text:c="48"/>int ffll=0;</text:p>
      <text:p text:style-name="P6"><text:s text:c="48"/>for(int p=0;p&lt;strlen(table[thisind][l]);p++)</text:p>
      <text:p text:style-name="P6"><text:s text:c="48"/>{</text:p>
      <text:p text:style-name="P6"><text:s text:c="56"/>if(table[thisind][l][o]==table[k][l][p])</text:p>
      <text:p text:style-name="P6"><text:s text:c="56"/>{</text:p>
      <text:p text:style-name="P6"><text:s text:c="56"/>ffll=1;</text:p>
      <text:p text:style-name="P6"><text:s text:c="56"/>break;</text:p>
      <text:p text:style-name="P6"><text:s text:c="56"/>}</text:p>
      <text:p text:style-name="P6"><text:s text:c="48"/>}</text:p>
      <text:p text:style-name="P6"><text:s text:c="48"/>if(ffll==0)</text:p>
      <text:p text:style-name="P6"><text:s text:c="48"/>{</text:p>
      <text:p text:style-name="P6"><text:s text:c="56"/>if(table[thisind][l][0]=='-')</text:p>
      <text:p text:style-name="P6"><text:s text:c="56"/>table[thisind][l][0]=table[k][l][o];</text:p>
      <text:p text:style-name="P6"><text:s text:c="56"/>else</text:p>
      <text:p text:style-name="P6"><text:s text:c="56"/>table[thisind][l][strlen(table[thisind][l])]=table[k][l][o];</text:p>
      <text:p text:style-name="P6"><text:s text:c="48"/>}</text:p>
      <text:p text:style-name="P6"><text:s text:c="40"/>}</text:p>
      <text:p text:style-name="P6"><text:s text:c="32"/>}</text:p>
      <text:p text:style-name="P6"><text:s text:c="24"/>}</text:p>
      <text:p text:style-name="P6"><text:s text:c="16"/>}</text:p>
      <text:p text:style-name="P6"><text:s text:c="8"/>}</text:p>
      <text:p text:style-name="P6"/>
      <text:p text:style-name="P6"/>
      <text:p text:style-name="P6"><text:soft-page-break/><text:s text:c="8"/>isfinal[thisind]=fin|isfinal[thisind];</text:p>
      <text:p text:style-name="P6"><text:s text:c="8"/>}</text:p>
      <text:p text:style-name="P6"><text:s text:c="8"/>printf("\nThe Epsilon free NFA is :\n\n");</text:p>
      <text:p text:style-name="P6"><text:s text:c="8"/>for(int i=0;i&lt;tn;i++)</text:p>
      <text:p text:style-name="P6"><text:s text:c="8"/>{</text:p>
      <text:p text:style-name="P6"><text:s text:c="16"/>printf("\t%c",terms[i]);</text:p>
      <text:p text:style-name="P6"><text:s text:c="8"/>}</text:p>
      <text:p text:style-name="P6"><text:s text:c="8"/>printf("\tIs Final?\n");</text:p>
      <text:p text:style-name="P6"><text:s text:c="8"/>for(int i=0;i&lt;sn;i++)</text:p>
      <text:p text:style-name="P6"><text:s text:c="8"/>{</text:p>
      <text:p text:style-name="P6"><text:s text:c="16"/>printf("%c\t",states[i]);</text:p>
      <text:p text:style-name="P6"><text:s text:c="16"/>for(int j=0;j&lt;tn+1;j++)</text:p>
      <text:p text:style-name="P6"><text:s text:c="16"/>{</text:p>
      <text:p text:style-name="P6"/>
      <text:p text:style-name="P6"><text:s text:c="24"/>if(j==tn)</text:p>
      <text:p text:style-name="P6"><text:s text:c="24"/>{</text:p>
      <text:p text:style-name="P6"><text:s text:c="32"/>if(isfinal[i])</text:p>
      <text:p text:style-name="P6"><text:s text:c="32"/>{</text:p>
      <text:p text:style-name="P6"><text:s text:c="32"/>printf("Yes\n");</text:p>
      <text:p text:style-name="P6"><text:s text:c="32"/>}</text:p>
      <text:p text:style-name="P6"><text:s text:c="32"/>else</text:p>
      <text:p text:style-name="P6"><text:s text:c="32"/>printf("No\n");</text:p>
      <text:p text:style-name="P6"><text:s text:c="24"/>}</text:p>
      <text:p text:style-name="P6"><text:s text:c="24"/>else</text:p>
      <text:p text:style-name="P6"><text:s text:c="24"/>printf("%s\t",table[i][j]);</text:p>
      <text:p text:style-name="P6"/>
      <text:p text:style-name="P6"><text:s text:c="16"/>}</text:p>
      <text:p text:style-name="P6"><text:s text:c="8"/>}</text:p>
      <text:p text:style-name="P6"><text:s text:c="8"/>printf("\n");</text:p>
      <text:p text:style-name="P6"/>
      <text:p text:style-name="P6"/>
      <text:p text:style-name="P6">return 0;</text:p>
      <text:p text:style-name="P6">}</text:p>
      <text:p text:style-name="P10"/>
      <text:p text:style-name="P7"/>
      <text:p text:style-name="P7"/>
      <text:p text:style-name="P7"/>
      <text:p text:style-name="P4">OUTPUT</text:p>
      <text:p text:style-name="P4">------</text:p>
      <text:p text:style-name="P4"/>
      <text:p text:style-name="P7">cs-db-22@csdb22:~/melvin/codes/exp8$ ./a.out </text:p>
      <text:p text:style-name="P7"/>
      <text:p text:style-name="P7">Enter the number of States :</text:p>
      <text:p text:style-name="P7">3</text:p>
      <text:p text:style-name="P7"/>
      <text:p text:style-name="P7">Enter the number of Terminals :</text:p>
      <text:p text:style-name="P7">2</text:p>
      <text:p text:style-name="P7"/>
      <text:p text:style-name="P7">Enter the 3 States:</text:p>
      <text:p text:style-name="P7">0 1 2</text:p>
      <text:p text:style-name="P7"/>
      <text:p text:style-name="P7">Enter the 2 Terminals:</text:p>
      <text:p text:style-name="P7">a b</text:p>
      <text:p text:style-name="P7"/>
      <text:p text:style-name="P7">Enter the Transition Table:</text:p>
      <text:p text:style-name="P7"/>
      <text:p text:style-name="P7"><text:s text:c="8"/>a <text:s text:c="6"/>b <text:s text:c="6"/>epsln <text:s text:c="2"/>Is Final? (y/n)</text:p>
      <text:p text:style-name="P7">0 <text:s text:c="6"/>1 - - n</text:p>
      <text:p text:style-name="P7">1 <text:s text:c="6"/>- - 2 n</text:p>
      <text:p text:style-name="P7">2 <text:s text:c="6"/>- 2 - y</text:p>
      <text:p text:style-name="P7"/>
      <text:p text:style-name="P7">The Epsilon free NFA is :</text:p>
      <text:p text:style-name="P7"/>
      <text:p text:style-name="P7"><text:s text:c="8"/>a <text:s text:c="6"/>b <text:s text:c="6"/>Is Final?</text:p>
      <text:p text:style-name="P7">0 <text:s text:c="6"/>12 <text:s text:c="5"/>- <text:s text:c="6"/>No</text:p>
      <text:p text:style-name="P7">1 <text:s text:c="6"/>- <text:s text:c="6"/>2 <text:s text:c="6"/>Yes</text:p>
      <text:p text:style-name="P7">2 <text:s text:c="6"/>- <text:s text:c="6"/>2 <text:s text:c="6"/>Yes</text:p>
      <text:p text:style-name="P7"/>
      <text:p text:style-name="P7">cs-db-22@csdb22:~/melvin/codes/exp8$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4:25:53.393732710</meta:creation-date>
    <dc:date>2022-11-17T13:31:17.487106258</dc:date>
    <meta:editing-duration>PT1H27M23S</meta:editing-duration>
    <meta:editing-cycles>14</meta:editing-cycles>
    <meta:generator>LibreOffice/7.3.6.2$Linux_X86_64 LibreOffice_project/30$Build-2</meta:generator>
    <meta:print-date>2022-11-03T13:41:08.901988870</meta:print-date>
    <meta:document-statistic meta:table-count="0" meta:image-count="0" meta:object-count="0" meta:page-count="6" meta:paragraph-count="226" meta:word-count="364" meta:character-count="7318" meta:non-whitespace-character-count="2864"/>
  </office:meta>
</office:document-meta>
</file>